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MessageDigestInputStream.updateMessageDigest( MessageDigest messageDig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pdateMessageDigestInputStream.updateMessageDigest( MessageDigest messageDigest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